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9.2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AC</text:p>
          </table:table-cell>
          <table:table-cell office:value-type="string">
            <text:p>Aach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AA</text:p>
          </table:table-cell>
          <table:table-cell office:value-type="string">
            <text:p>Aalen Ostalbkreis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AIC</text:p>
          </table:table-cell>
          <table:table-cell office:value-type="string">
            <text:p>Aichach-Friedbe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UL</text:p>
          </table:table-cell>
          <table:table-cell office:value-type="string">
            <text:p>Alb-Donau-Kreis und Ulm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ABG</text:p>
          </table:table-cell>
          <table:table-cell office:value-type="string">
            <text:p>Altenburg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AK</text:p>
          </table:table-cell>
          <table:table-cell office:value-type="string">
            <text:p>Altenkirchen/Westerwald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Altentreptow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AOE</text:p>
          </table:table-cell>
          <table:table-cell office:value-type="string">
            <text:p>Altöttin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AZ</text:p>
          </table:table-cell>
          <table:table-cell office:value-type="string">
            <text:p>Alzey-Worms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string">
            <text:p>Ambe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Amberg-Sulzbac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WST</text:p>
          </table:table-cell>
          <table:table-cell office:value-type="string">
            <text:p>Ammerland in Westerstede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ANG</text:p>
          </table:table-cell>
          <table:table-cell office:value-type="string">
            <text:p>Angermünde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ANK</text:p>
          </table:table-cell>
          <table:table-cell office:value-type="string">
            <text:p>Anklam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ANA</text:p>
          </table:table-cell>
          <table:table-cell office:value-type="string">
            <text:p>Annaberg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Ansbac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APD</text:p>
          </table:table-cell>
          <table:table-cell office:value-type="string">
            <text:p>Apolda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ARN</text:p>
          </table:table-cell>
          <table:table-cell office:value-type="string">
            <text:p>Arnstadt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ART</text:p>
          </table:table-cell>
          <table:table-cell office:value-type="string">
            <text:p>Artern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AB</text:p>
          </table:table-cell>
          <table:table-cell office:value-type="string">
            <text:p>Aschaffenbu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ASL</text:p>
          </table:table-cell>
          <table:table-cell office:value-type="string">
            <text:p>Aschersleben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AU</text:p>
          </table:table-cell>
          <table:table-cell office:value-type="string">
            <text:p>Aue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AE</text:p>
          </table:table-cell>
          <table:table-cell office:value-type="string">
            <text:p>Auerbach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ugsbu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AUR</text:p>
          </table:table-cell>
          <table:table-cell office:value-type="string">
            <text:p>Aurich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DBR</text:p>
          </table:table-cell>
          <table:table-cell office:value-type="string">
            <text:p>Bad Doberan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DÜW</text:p>
          </table:table-cell>
          <table:table-cell office:value-type="string">
            <text:p>Bad Dürkheim in Neustadt/Weinstrasse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FRW</text:p>
          </table:table-cell>
          <table:table-cell office:value-type="string">
            <text:p>Bad Freienwalde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HEF</text:p>
          </table:table-cell>
          <table:table-cell office:value-type="string">
            <text:p>Bad Hersfeld-Rotenburg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KG</text:p>
          </table:table-cell>
          <table:table-cell office:value-type="string">
            <text:p>Bad Kissinge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KH</text:p>
          </table:table-cell>
          <table:table-cell office:value-type="string">
            <text:p>Bad Kreuznach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LSZ</text:p>
          </table:table-cell>
          <table:table-cell office:value-type="string">
            <text:p>Bad Langensalza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LIB</text:p>
          </table:table-cell>
          <table:table-cell office:value-type="string">
            <text:p>Bad Liebenwerda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AW</text:p>
          </table:table-cell>
          <table:table-cell office:value-type="string">
            <text:p>Bad Neuenahr-Ahrweiler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SLZ</text:p>
          </table:table-cell>
          <table:table-cell office:value-type="string">
            <text:p>Bad Salzungen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Bad Segeberg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TÖL</text:p>
          </table:table-cell>
          <table:table-cell office:value-type="string">
            <text:p>Bad Tölz-Wolfratshause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BAD</text:p>
          </table:table-cell>
          <table:table-cell office:value-type="string">
            <text:p>Baden-Baden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BWL</text:p>
          </table:table-cell>
          <table:table-cell office:value-type="string">
            <text:p>Baden-Württemberg Landesregierung und Landtag</text:p>
          </table:table-cell>
          <table:table-cell table:style-name="Default" office:value-type="string">
            <text:p>Regierung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Bambe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BAR</text:p>
          </table:table-cell>
          <table:table-cell office:value-type="string">
            <text:p>Barnim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BZ</text:p>
          </table:table-cell>
          <table:table-cell office:value-type="string">
            <text:p>Bautzen</text:p>
          </table:table-cell>
          <table:table-cell office:value-type="string">
            <text:p>Sachsen</text:p>
          </table:table-cell>
        </table:table-row>
        <table:table-row table:style-name="ro2">
          <table:table-cell office:value-type="string">
            <text:p>BYL</text:p>
          </table:table-cell>
          <table:table-cell office:value-type="string">
            <text:p>Bayern Landesregierung und Landtag</text:p>
          </table:table-cell>
          <table:table-cell table:style-name="Default" office:value-type="string">
            <text:p>Regierung</text:p>
          </table:table-cell>
        </table:table-row>
        <table:table-row table:style-name="ro1">
          <table:table-cell office:value-type="string">
            <text:p>BT</text:p>
          </table:table-cell>
          <table:table-cell office:value-type="string">
            <text:p>Bayreut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BSK</text:p>
          </table:table-cell>
          <table:table-cell office:value-type="string">
            <text:p>Beeskow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BEL</text:p>
          </table:table-cell>
          <table:table-cell office:value-type="string">
            <text:p>Belzig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BGL</text:p>
          </table:table-cell>
          <table:table-cell office:value-type="string">
            <text:p>Berchtesgadener Land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string">
            <text:p>Bergstrasse in Heppenheim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B</text:p>
          </table:table-cell>
          <table:table-cell table:number-columns-repeated="2" office:value-type="string">
            <text:p>Berlin</text:p>
          </table:table-cell>
        </table:table-row>
        <table:table-row table:style-name="ro1">
          <table:table-cell office:value-type="string">
            <text:p>BER</text:p>
          </table:table-cell>
          <table:table-cell office:value-type="string">
            <text:p>Bernau bei Berlin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BBG</text:p>
          </table:table-cell>
          <table:table-cell office:value-type="string">
            <text:p>Bernburg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WIL</text:p>
          </table:table-cell>
          <table:table-cell office:value-type="string">
            <text:p>Bernkastel-Wittlich/Mosel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BC</text:p>
          </table:table-cell>
          <table:table-cell office:value-type="string">
            <text:p>Biberach/Riss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BI</text:p>
          </table:table-cell>
          <table:table-cell office:value-type="string">
            <text:p>Bielefeld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BIR</text:p>
          </table:table-cell>
          <table:table-cell office:value-type="string">
            <text:p>Birkenfeld/Nahe und Idar-Oberstein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BIW</text:p>
          </table:table-cell>
          <table:table-cell office:value-type="string">
            <text:p>Bischofswerda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BIT</text:p>
          </table:table-cell>
          <table:table-cell office:value-type="string">
            <text:p>Bitburg-Prüm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BTF</text:p>
          </table:table-cell>
          <table:table-cell office:value-type="string">
            <text:p>Bitterfeld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BB</text:p>
          </table:table-cell>
          <table:table-cell office:value-type="string">
            <text:p>Böbling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BO</text:p>
          </table:table-cell>
          <table:table-cell office:value-type="string">
            <text:p>Bochum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FN</text:p>
          </table:table-cell>
          <table:table-cell office:value-type="string">
            <text:p>Bodenseekreis in Friedrichshaf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BN</text:p>
          </table:table-cell>
          <table:table-cell office:value-type="string">
            <text:p>Bon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BOR</text:p>
          </table:table-cell>
          <table:table-cell office:value-type="string">
            <text:p>Borken in Ahaus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BNA</text:p>
          </table:table-cell>
          <table:table-cell office:value-type="string">
            <text:p>Borna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BOT</text:p>
          </table:table-cell>
          <table:table-cell office:value-type="string">
            <text:p>Bottrop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BED</text:p>
          </table:table-cell>
          <table:table-cell office:value-type="string">
            <text:p>Brand-Erbisdorf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BRB</text:p>
          </table:table-cell>
          <table:table-cell table:number-columns-repeated="2" office:value-type="string">
            <text:p>Brandenburg</text:p>
          </table:table-cell>
        </table:table-row>
        <table:table-row table:style-name="ro1">
          <table:table-cell office:value-type="string">
            <text:p>BS</text:p>
          </table:table-cell>
          <table:table-cell office:value-type="string">
            <text:p>Braunschweig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BW</text:p>
          </table:table-cell>
          <table:table-cell office:value-type="string">
            <text:p>Bundes-Wasser- und Schiffahrtsverwaltung</text:p>
          </table:table-cell>
          <table:table-cell table:style-name="Default" office:value-type="string">
            <text:p>BUND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Bundeswehr</text:p>
          </table:table-cell>
          <table:table-cell table:style-name="Default" office:value-type="string">
            <text:p>BUND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Bundeswehr für NATO-Hauptquartiere</text:p>
          </table:table-cell>
          <table:table-cell table:style-name="Default" office:value-type="string">
            <text:p>BUND</text:p>
          </table:table-cell>
        </table:table-row>
        <table:table-row table:style-name="ro1">
          <table:table-cell office:value-type="string">
            <text:p>BRG</text:p>
          </table:table-cell>
          <table:table-cell office:value-type="string">
            <text:p>Burg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BÜS</text:p>
          </table:table-cell>
          <table:table-cell office:value-type="string">
            <text:p>Büsingen am Hochrhei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BÜZ</text:p>
          </table:table-cell>
          <table:table-cell office:value-type="string">
            <text:p>Bützow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Calau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CW</text:p>
          </table:table-cell>
          <table:table-cell office:value-type="string">
            <text:p>Calw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CE</text:p>
          </table:table-cell>
          <table:table-cell office:value-type="string">
            <text:p>Celle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CHA</text:p>
          </table:table-cell>
          <table:table-cell office:value-type="string">
            <text:p>Cham/Oberpfalz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hemnitz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CLP</text:p>
          </table:table-cell>
          <table:table-cell office:value-type="string">
            <text:p>Cloppenburg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CO</text:p>
          </table:table-cell>
          <table:table-cell office:value-type="string">
            <text:p>Cobu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COC</text:p>
          </table:table-cell>
          <table:table-cell office:value-type="string">
            <text:p>Cochem-Zell/Mosel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COE</text:p>
          </table:table-cell>
          <table:table-cell office:value-type="string">
            <text:p>Cösfeld/Westfal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CB</text:p>
          </table:table-cell>
          <table:table-cell office:value-type="string">
            <text:p>Cottbus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CUX</text:p>
          </table:table-cell>
          <table:table-cell office:value-type="string">
            <text:p>Cuxhave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DAH</text:p>
          </table:table-cell>
          <table:table-cell office:value-type="string">
            <text:p>Dachau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DS</text:p>
          </table:table-cell>
          <table:table-cell office:value-type="string">
            <text:p>Dahme-Spreewald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DA</text:p>
          </table:table-cell>
          <table:table-cell office:value-type="string">
            <text:p>Darmstadt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DAU</text:p>
          </table:table-cell>
          <table:table-cell office:value-type="string">
            <text:p>Daun (Eifel)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DEG</text:p>
          </table:table-cell>
          <table:table-cell office:value-type="string">
            <text:p>Deggendorf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string">
            <text:p>Delitzsch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DEL</text:p>
          </table:table-cell>
          <table:table-cell office:value-type="string">
            <text:p>Delmenhorst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DM</text:p>
          </table:table-cell>
          <table:table-cell office:value-type="string">
            <text:p>Demmin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Dessau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DB</text:p>
          </table:table-cell>
          <table:table-cell office:value-type="string">
            <text:p>Deutsche Bundesbahn</text:p>
          </table:table-cell>
          <table:table-cell table:style-name="Default" office:value-type="string">
            <text:p>BUND</text:p>
          </table:table-cell>
        </table:table-row>
        <table:table-row table:style-name="ro1">
          <table:table-cell office:value-type="string">
            <text:p>DH</text:p>
          </table:table-cell>
          <table:table-cell office:value-type="string">
            <text:p>Diepholz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DLG</text:p>
          </table:table-cell>
          <table:table-cell office:value-type="string">
            <text:p>Dillingen/Donau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DGF</text:p>
          </table:table-cell>
          <table:table-cell office:value-type="string">
            <text:p>Dingolfing-Landau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DW</text:p>
          </table:table-cell>
          <table:table-cell office:value-type="string">
            <text:p>Dippoldiswalde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HEI</text:p>
          </table:table-cell>
          <table:table-cell office:value-type="string">
            <text:p>Dithmarschen in Heide/Holstein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DL</text:p>
          </table:table-cell>
          <table:table-cell office:value-type="string">
            <text:p>Döbeln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DON</text:p>
          </table:table-cell>
          <table:table-cell office:value-type="string">
            <text:p>Donau-Ries in Donauwörth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KIB</text:p>
          </table:table-cell>
          <table:table-cell office:value-type="string">
            <text:p>Donnersberg-Kreis in Kirchheimbolanden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Dortmund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DD</text:p>
          </table:table-cell>
          <table:table-cell office:value-type="string">
            <text:p>Dresden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DU</text:p>
          </table:table-cell>
          <table:table-cell office:value-type="string">
            <text:p>Duisburg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DN</text:p>
          </table:table-cell>
          <table:table-cell office:value-type="string">
            <text:p>Dür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üsseldorf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EBE</text:p>
          </table:table-cell>
          <table:table-cell office:value-type="string">
            <text:p>Ebersberg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EW</text:p>
          </table:table-cell>
          <table:table-cell office:value-type="string">
            <text:p>Eberswalde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EI</text:p>
          </table:table-cell>
          <table:table-cell office:value-type="string">
            <text:p>Eichstätt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EB</text:p>
          </table:table-cell>
          <table:table-cell office:value-type="string">
            <text:p>Eilenburg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ESA</text:p>
          </table:table-cell>
          <table:table-cell office:value-type="string">
            <text:p>Eisenach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EIS</text:p>
          </table:table-cell>
          <table:table-cell office:value-type="string">
            <text:p>Eisenberg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EH</text:p>
          </table:table-cell>
          <table:table-cell office:value-type="string">
            <text:p>Eisenhüttenstadt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EIL</text:p>
          </table:table-cell>
          <table:table-cell office:value-type="string">
            <text:p>Eisleben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EE</text:p>
          </table:table-cell>
          <table:table-cell office:value-type="string">
            <text:p>Elbe-Elster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EMD</text:p>
          </table:table-cell>
          <table:table-cell office:value-type="string">
            <text:p>Emde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EM</text:p>
          </table:table-cell>
          <table:table-cell office:value-type="string">
            <text:p>Emmending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EL</text:p>
          </table:table-cell>
          <table:table-cell office:value-type="string">
            <text:p>Emsland in Meppe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EN</text:p>
          </table:table-cell>
          <table:table-cell office:value-type="string">
            <text:p>Ennepe-Ruhr-Kreis in Schwelm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PF</text:p>
          </table:table-cell>
          <table:table-cell office:value-type="string">
            <text:p>Enzkreis und Pforzheim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ED</text:p>
          </table:table-cell>
          <table:table-cell office:value-type="string">
            <text:p>Erdin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BM</text:p>
          </table:table-cell>
          <table:table-cell office:value-type="string">
            <text:p>Erftkreis in Bergheim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EF</text:p>
          </table:table-cell>
          <table:table-cell office:value-type="string">
            <text:p>Erfurt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ERH</text:p>
          </table:table-cell>
          <table:table-cell office:value-type="string">
            <text:p>Erlangen-Höchstadt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ER</text:p>
          </table:table-cell>
          <table:table-cell office:value-type="string">
            <text:p>Erlangen/Stadt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Ess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sslingen/Neckar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EU</text:p>
          </table:table-cell>
          <table:table-cell office:value-type="string">
            <text:p>Euskirch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FI</text:p>
          </table:table-cell>
          <table:table-cell office:value-type="string">
            <text:p>Finsterwalde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FL</text:p>
          </table:table-cell>
          <table:table-cell office:value-type="string">
            <text:p>Flensburg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FLÖ</text:p>
          </table:table-cell>
          <table:table-cell office:value-type="string">
            <text:p>Flöha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FO</text:p>
          </table:table-cell>
          <table:table-cell office:value-type="string">
            <text:p>Forchheim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FOR</text:p>
          </table:table-cell>
          <table:table-cell office:value-type="string">
            <text:p>Forst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rankenthal/Pfalz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rankfurt/Main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FF</text:p>
          </table:table-cell>
          <table:table-cell office:value-type="string">
            <text:p>Frankfurt/Oder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FG</text:p>
          </table:table-cell>
          <table:table-cell office:value-type="string">
            <text:p>Freiberg/Sachsen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string">
            <text:p>Freiburg/Breisgau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FS</text:p>
          </table:table-cell>
          <table:table-cell office:value-type="string">
            <text:p>Freisin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FTL</text:p>
          </table:table-cell>
          <table:table-cell office:value-type="string">
            <text:p>Freital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FDS</text:p>
          </table:table-cell>
          <table:table-cell office:value-type="string">
            <text:p>Freudenstadt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FRG</text:p>
          </table:table-cell>
          <table:table-cell office:value-type="string">
            <text:p>Freyung-Grafenau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riesland in Jever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FD</text:p>
          </table:table-cell>
          <table:table-cell office:value-type="string">
            <text:p>Fulda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FFB</text:p>
          </table:table-cell>
          <table:table-cell office:value-type="string">
            <text:p>Fürstenfeldbruck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FW</text:p>
          </table:table-cell>
          <table:table-cell office:value-type="string">
            <text:p>Fürstenwalde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FÜ</text:p>
          </table:table-cell>
          <table:table-cell office:value-type="string">
            <text:p>Fürt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GDB</text:p>
          </table:table-cell>
          <table:table-cell office:value-type="string">
            <text:p>Gadebusch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GA</text:p>
          </table:table-cell>
          <table:table-cell office:value-type="string">
            <text:p>Gardelegen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GAP</text:p>
          </table:table-cell>
          <table:table-cell office:value-type="string">
            <text:p>Garmisch-Partenkirche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GHA</text:p>
          </table:table-cell>
          <table:table-cell office:value-type="string">
            <text:p>Geithain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GE</text:p>
          </table:table-cell>
          <table:table-cell office:value-type="string">
            <text:p>Gelsenkirch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GNT</text:p>
          </table:table-cell>
          <table:table-cell office:value-type="string">
            <text:p>Genthin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string">
            <text:p>Gera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GER</text:p>
          </table:table-cell>
          <table:table-cell office:value-type="string">
            <text:p>Germersheim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GI</text:p>
          </table:table-cell>
          <table:table-cell office:value-type="string">
            <text:p>Giessen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GF</text:p>
          </table:table-cell>
          <table:table-cell office:value-type="string">
            <text:p>Gifhor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GC</text:p>
          </table:table-cell>
          <table:table-cell office:value-type="string">
            <text:p>Glauchau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GP</text:p>
          </table:table-cell>
          <table:table-cell office:value-type="string">
            <text:p>Göpping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GR</text:p>
          </table:table-cell>
          <table:table-cell office:value-type="string">
            <text:p>Görlitz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GS</text:p>
          </table:table-cell>
          <table:table-cell office:value-type="string">
            <text:p>Goslar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GTH</text:p>
          </table:table-cell>
          <table:table-cell office:value-type="string">
            <text:p>Gotha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GÖ</text:p>
          </table:table-cell>
          <table:table-cell office:value-type="string">
            <text:p>Göttinge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GHC</text:p>
          </table:table-cell>
          <table:table-cell office:value-type="string">
            <text:p>Gräfenhainichen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NOH</text:p>
          </table:table-cell>
          <table:table-cell office:value-type="string">
            <text:p>Grafschaft Bentheim in Nordhor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GRS</text:p>
          </table:table-cell>
          <table:table-cell office:value-type="string">
            <text:p>Gransee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GW</text:p>
          </table:table-cell>
          <table:table-cell office:value-type="string">
            <text:p>Greifswald/Landkreis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GRZ</text:p>
          </table:table-cell>
          <table:table-cell office:value-type="string">
            <text:p>Greiz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GVM</text:p>
          </table:table-cell>
          <table:table-cell office:value-type="string">
            <text:p>Grevesmühlen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GRM</text:p>
          </table:table-cell>
          <table:table-cell office:value-type="string">
            <text:p>Grimma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GMN</text:p>
          </table:table-cell>
          <table:table-cell office:value-type="string">
            <text:p>Grimmen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GG</text:p>
          </table:table-cell>
          <table:table-cell office:value-type="string">
            <text:p>Gross-Gerau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GRH</text:p>
          </table:table-cell>
          <table:table-cell office:value-type="string">
            <text:p>Grossenhain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GUB</text:p>
          </table:table-cell>
          <table:table-cell office:value-type="string">
            <text:p>Guben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GZ</text:p>
          </table:table-cell>
          <table:table-cell office:value-type="string">
            <text:p>Günzbu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GÜ</text:p>
          </table:table-cell>
          <table:table-cell office:value-type="string">
            <text:p>Güstrow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GT</text:p>
          </table:table-cell>
          <table:table-cell office:value-type="string">
            <text:p>Gütersloh in Rheda-Wiedenbrück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HA</text:p>
          </table:table-cell>
          <table:table-cell office:value-type="string">
            <text:p>Hagen/Westfal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HGN</text:p>
          </table:table-cell>
          <table:table-cell office:value-type="string">
            <text:p>Hagenow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HC</text:p>
          </table:table-cell>
          <table:table-cell office:value-type="string">
            <text:p>Hainichen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HBS</text:p>
          </table:table-cell>
          <table:table-cell office:value-type="string">
            <text:p>Halberstadt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HDL</text:p>
          </table:table-cell>
          <table:table-cell office:value-type="string">
            <text:p>Haldensleben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HAL</text:p>
          </table:table-cell>
          <table:table-cell office:value-type="string">
            <text:p>Halle/Saale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HM</text:p>
          </table:table-cell>
          <table:table-cell office:value-type="string">
            <text:p>Hameln-Pyrmont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HAM</text:p>
          </table:table-cell>
          <table:table-cell office:value-type="string">
            <text:p>Hamm/Westfal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HU</text:p>
          </table:table-cell>
          <table:table-cell office:value-type="string">
            <text:p>Hanau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string">
            <text:p>Hannover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HB</text:p>
          </table:table-cell>
          <table:table-cell office:value-type="string">
            <text:p>Hansestadt Bremen und Bremerhaven</text:p>
          </table:table-cell>
          <table:table-cell office:value-type="string">
            <text:p>Bremen</text:p>
          </table:table-cell>
        </table:table-row>
        <table:table-row table:style-name="ro1">
          <table:table-cell office:value-type="string">
            <text:p>HGW</text:p>
          </table:table-cell>
          <table:table-cell office:value-type="string">
            <text:p>Hansestadt Greifswald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HH</text:p>
          </table:table-cell>
          <table:table-cell office:value-type="string">
            <text:p>Hansestadt Hamburg</text:p>
          </table:table-cell>
          <table:table-cell office:value-type="string">
            <text:p>Hamburg</text:p>
          </table:table-cell>
        </table:table-row>
        <table:table-row table:style-name="ro1">
          <table:table-cell office:value-type="string">
            <text:p>HL</text:p>
          </table:table-cell>
          <table:table-cell office:value-type="string">
            <text:p>Hansestadt Lübeck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HRO</text:p>
          </table:table-cell>
          <table:table-cell office:value-type="string">
            <text:p>Hansestadt Rostock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HST</text:p>
          </table:table-cell>
          <table:table-cell office:value-type="string">
            <text:p>Hansestadt Stralsund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HWI</text:p>
          </table:table-cell>
          <table:table-cell office:value-type="string">
            <text:p>Hansestadt Wismar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WL</text:p>
          </table:table-cell>
          <table:table-cell office:value-type="string">
            <text:p>Harburg in Winsen/Luhe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HAS</text:p>
          </table:table-cell>
          <table:table-cell office:value-type="string">
            <text:p>Hassberge in Hassfurt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HV</text:p>
          </table:table-cell>
          <table:table-cell office:value-type="string">
            <text:p>Havelberg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HVL</text:p>
          </table:table-cell>
          <table:table-cell office:value-type="string">
            <text:p>Havelland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HDH</text:p>
          </table:table-cell>
          <table:table-cell office:value-type="string">
            <text:p>Heidenheim/Brenz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HN</text:p>
          </table:table-cell>
          <table:table-cell office:value-type="string">
            <text:p>Heilbronn/Neckar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HIG</text:p>
          </table:table-cell>
          <table:table-cell office:value-type="string">
            <text:p>Heiligenstadt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HS</text:p>
          </table:table-cell>
          <table:table-cell office:value-type="string">
            <text:p>Heinsberg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HE</text:p>
          </table:table-cell>
          <table:table-cell office:value-type="string">
            <text:p>Helmstedt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HF</text:p>
          </table:table-cell>
          <table:table-cell office:value-type="string">
            <text:p>Herford in Kirchlenger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HER</text:p>
          </table:table-cell>
          <table:table-cell office:value-type="string">
            <text:p>Herne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HZ</text:p>
          </table:table-cell>
          <table:table-cell office:value-type="string">
            <text:p>Herzberg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RZ</text:p>
          </table:table-cell>
          <table:table-cell office:value-type="string">
            <text:p>Herzogtum Lauenburg in Ratzeburg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HET</text:p>
          </table:table-cell>
          <table:table-cell office:value-type="string">
            <text:p>Hettstedt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HBN</text:p>
          </table:table-cell>
          <table:table-cell office:value-type="string">
            <text:p>Hildburghausen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ildesheim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HSK</text:p>
          </table:table-cell>
          <table:table-cell office:value-type="string">
            <text:p>Hochsauerlandkreis in Meschede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HG</text:p>
          </table:table-cell>
          <table:table-cell office:value-type="string">
            <text:p>Hochtaunuskreis in Bad Homburg v.d.H.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HO</text:p>
          </table:table-cell>
          <table:table-cell office:value-type="string">
            <text:p>Hof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KÜN</text:p>
          </table:table-cell>
          <table:table-cell office:value-type="string">
            <text:p>Hohenlohe-Kreis in Künzelsau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HHM</text:p>
          </table:table-cell>
          <table:table-cell office:value-type="string">
            <text:p>Hohenmölsen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HOT</text:p>
          </table:table-cell>
          <table:table-cell office:value-type="string">
            <text:p>Hohenstein-Ernstthal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HOL</text:p>
          </table:table-cell>
          <table:table-cell office:value-type="string">
            <text:p>Holzminde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HX</text:p>
          </table:table-cell>
          <table:table-cell office:value-type="string">
            <text:p>Höxter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HY</text:p>
          </table:table-cell>
          <table:table-cell office:value-type="string">
            <text:p>Hoyerswerda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IL</text:p>
          </table:table-cell>
          <table:table-cell office:value-type="string">
            <text:p>Ilmenau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IN</text:p>
          </table:table-cell>
          <table:table-cell office:value-type="string">
            <text:p>Ingolstadt/Donau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IZ</text:p>
          </table:table-cell>
          <table:table-cell office:value-type="string">
            <text:p>Itzehoe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Jena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JE</text:p>
          </table:table-cell>
          <table:table-cell office:value-type="string">
            <text:p>Jessen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JB</text:p>
          </table:table-cell>
          <table:table-cell office:value-type="string">
            <text:p>Joeterbog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Kaiserslautern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KM</text:p>
          </table:table-cell>
          <table:table-cell office:value-type="string">
            <text:p>Kamenz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Karlsruhe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KS</text:p>
          </table:table-cell>
          <table:table-cell office:value-type="string">
            <text:p>Kassel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KF</text:p>
          </table:table-cell>
          <table:table-cell office:value-type="string">
            <text:p>Kaufbeure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KEH</text:p>
          </table:table-cell>
          <table:table-cell office:value-type="string">
            <text:p>Kelheim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KE</text:p>
          </table:table-cell>
          <table:table-cell office:value-type="string">
            <text:p>Kempten/Allgäu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KI</text:p>
          </table:table-cell>
          <table:table-cell office:value-type="string">
            <text:p>Kiel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KT</text:p>
          </table:table-cell>
          <table:table-cell office:value-type="string">
            <text:p>Kitzinge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KLE</text:p>
          </table:table-cell>
          <table:table-cell office:value-type="string">
            <text:p>Kleve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KLZ</text:p>
          </table:table-cell>
          <table:table-cell office:value-type="string">
            <text:p>Klötze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Koblenz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string">
            <text:p>Köl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KW</text:p>
          </table:table-cell>
          <table:table-cell office:value-type="string">
            <text:p>Königs-Wusterhausen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KN</text:p>
          </table:table-cell>
          <table:table-cell office:value-type="string">
            <text:p>Konstanz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KÖT</text:p>
          </table:table-cell>
          <table:table-cell office:value-type="string">
            <text:p>Köthen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KR</text:p>
          </table:table-cell>
          <table:table-cell office:value-type="string">
            <text:p>Krefeld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KC</text:p>
          </table:table-cell>
          <table:table-cell office:value-type="string">
            <text:p>Kronac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KU</text:p>
          </table:table-cell>
          <table:table-cell office:value-type="string">
            <text:p>Kulmbac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KUS</text:p>
          </table:table-cell>
          <table:table-cell office:value-type="string">
            <text:p>Kusel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KY</text:p>
          </table:table-cell>
          <table:table-cell office:value-type="string">
            <text:p>Kyritz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LDK</text:p>
          </table:table-cell>
          <table:table-cell office:value-type="string">
            <text:p>Lahn-Dill-Kreis in Wetzlar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LD</text:p>
          </table:table-cell>
          <table:table-cell office:value-type="string">
            <text:p>Landau/Pfalz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LL</text:p>
          </table:table-cell>
          <table:table-cell office:value-type="string">
            <text:p>Landsberg/Lec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LA</text:p>
          </table:table-cell>
          <table:table-cell office:value-type="string">
            <text:p>Landshut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LER</text:p>
          </table:table-cell>
          <table:table-cell office:value-type="string">
            <text:p>Leer/Ostfriesland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string">
            <text:p>Leipzig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LEV</text:p>
          </table:table-cell>
          <table:table-cell office:value-type="string">
            <text:p>Leverkus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LIF</text:p>
          </table:table-cell>
          <table:table-cell office:value-type="string">
            <text:p>Lichtenfels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LM</text:p>
          </table:table-cell>
          <table:table-cell office:value-type="string">
            <text:p>Limburg-Weilburg/Lahn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Lindau/Bodensee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LIP</text:p>
          </table:table-cell>
          <table:table-cell office:value-type="string">
            <text:p>Lippe in Detmold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LÖB</text:p>
          </table:table-cell>
          <table:table-cell office:value-type="string">
            <text:p>Löbau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LBS</text:p>
          </table:table-cell>
          <table:table-cell office:value-type="string">
            <text:p>Lobenstein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LÖ</text:p>
          </table:table-cell>
          <table:table-cell office:value-type="string">
            <text:p>Lörrach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LN</text:p>
          </table:table-cell>
          <table:table-cell office:value-type="string">
            <text:p>Lübben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LBZ</text:p>
          </table:table-cell>
          <table:table-cell office:value-type="string">
            <text:p>Lübz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DAN</text:p>
          </table:table-cell>
          <table:table-cell office:value-type="string">
            <text:p>Lüchow-Dannenberg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LC</text:p>
          </table:table-cell>
          <table:table-cell office:value-type="string">
            <text:p>Luckau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LUK</text:p>
          </table:table-cell>
          <table:table-cell office:value-type="string">
            <text:p>Luckenwalde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LB</text:p>
          </table:table-cell>
          <table:table-cell office:value-type="string">
            <text:p>Ludwigsburg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string">
            <text:p>Ludwigshafen/Rhein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LWL</text:p>
          </table:table-cell>
          <table:table-cell office:value-type="string">
            <text:p>Ludwigslust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LG</text:p>
          </table:table-cell>
          <table:table-cell office:value-type="string">
            <text:p>Lüneburg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MD</text:p>
          </table:table-cell>
          <table:table-cell office:value-type="string">
            <text:p>Magdeburg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MSP</text:p>
          </table:table-cell>
          <table:table-cell office:value-type="string">
            <text:p>Main-Spessart-Kreis in Karlstadt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string">
            <text:p>Main-Tauber-Kreis in Tauberbischofsheim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MTK</text:p>
          </table:table-cell>
          <table:table-cell office:value-type="string">
            <text:p>Main-Taunus-Kreis in Hofheim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MZ</text:p>
          </table:table-cell>
          <table:table-cell office:value-type="string">
            <text:p>Mainz-Bingen und Mainz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MC</text:p>
          </table:table-cell>
          <table:table-cell office:value-type="string">
            <text:p>Malchin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MA</text:p>
          </table:table-cell>
          <table:table-cell office:value-type="string">
            <text:p>Mannheim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MR</text:p>
          </table:table-cell>
          <table:table-cell office:value-type="string">
            <text:p>Marburg-Biedenkopf/Lahn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MAB</text:p>
          </table:table-cell>
          <table:table-cell office:value-type="string">
            <text:p>Marienberg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MOL</text:p>
          </table:table-cell>
          <table:table-cell office:value-type="string">
            <text:p>Märkisch-Oderland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MK</text:p>
          </table:table-cell>
          <table:table-cell office:value-type="string">
            <text:p>Märkischer Kreis in Lüdenscheid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MYK</text:p>
          </table:table-cell>
          <table:table-cell office:value-type="string">
            <text:p>Mayen-Koblenz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MVL</text:p>
          </table:table-cell>
          <table:table-cell office:value-type="string">
            <text:p>Mecklenburg-Vorpommern Landesregierung und Landtag</text:p>
          </table:table-cell>
          <table:table-cell table:style-name="Default" office:value-type="string">
            <text:p>Regierung</text:p>
          </table:table-cell>
        </table:table-row>
        <table:table-row table:style-name="ro1">
          <table:table-cell office:value-type="string">
            <text:p>MGN</text:p>
          </table:table-cell>
          <table:table-cell office:value-type="string">
            <text:p>Meiningen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MEI</text:p>
          </table:table-cell>
          <table:table-cell office:value-type="string">
            <text:p>Meissen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MM</text:p>
          </table:table-cell>
          <table:table-cell office:value-type="string">
            <text:p>Memminge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MER</text:p>
          </table:table-cell>
          <table:table-cell office:value-type="string">
            <text:p>Merseburg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MZG</text:p>
          </table:table-cell>
          <table:table-cell office:value-type="string">
            <text:p>Merzig-Wadern</text:p>
          </table:table-cell>
          <table:table-cell office:value-type="string">
            <text:p>Saarland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Mettman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MB</text:p>
          </table:table-cell>
          <table:table-cell office:value-type="string">
            <text:p>Miesbac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MIL</text:p>
          </table:table-cell>
          <table:table-cell office:value-type="string">
            <text:p>Miltenbe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MI</text:p>
          </table:table-cell>
          <table:table-cell office:value-type="string">
            <text:p>Minden-Lübbecke/Westfal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MG</text:p>
          </table:table-cell>
          <table:table-cell office:value-type="string">
            <text:p>Mönchengladbach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MÜ</text:p>
          </table:table-cell>
          <table:table-cell office:value-type="string">
            <text:p>Mühldorf am In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MHL</text:p>
          </table:table-cell>
          <table:table-cell office:value-type="string">
            <text:p>Mühlhausen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ülheim/Ruhr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Münche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MS</text:p>
          </table:table-cell>
          <table:table-cell office:value-type="string">
            <text:p>Münster/Westfal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NAU</text:p>
          </table:table-cell>
          <table:table-cell office:value-type="string">
            <text:p>Nauen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NMB</text:p>
          </table:table-cell>
          <table:table-cell office:value-type="string">
            <text:p>Naumburg/Saale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NEB</text:p>
          </table:table-cell>
          <table:table-cell office:value-type="string">
            <text:p>Nebra/Unstrut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MOS</text:p>
          </table:table-cell>
          <table:table-cell office:value-type="string">
            <text:p>Neckar-Odenwald-Kreis in Mosbach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Neu-Ulm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NB</text:p>
          </table:table-cell>
          <table:table-cell office:value-type="string">
            <text:p>Neubrandenburg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ND</text:p>
          </table:table-cell>
          <table:table-cell office:value-type="string">
            <text:p>Neuburg-Schrobenhausen/Donau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NH</text:p>
          </table:table-cell>
          <table:table-cell office:value-type="string">
            <text:p>Neuhaus/Rennsteig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NM</text:p>
          </table:table-cell>
          <table:table-cell office:value-type="string">
            <text:p>Neumarkt/Oberpfalz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NMS</text:p>
          </table:table-cell>
          <table:table-cell office:value-type="string">
            <text:p>Neumünster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NK</text:p>
          </table:table-cell>
          <table:table-cell office:value-type="string">
            <text:p>Neunkirchen/Saar</text:p>
          </table:table-cell>
          <table:table-cell office:value-type="string">
            <text:p>Saarland</text:p>
          </table:table-cell>
        </table:table-row>
        <table:table-row table:style-name="ro1">
          <table:table-cell office:value-type="string">
            <text:p>NP</text:p>
          </table:table-cell>
          <table:table-cell office:value-type="string">
            <text:p>Neuruppin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Neuss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NEA</text:p>
          </table:table-cell>
          <table:table-cell office:value-type="string">
            <text:p>Neustadt-Bad Windsheim/Aisc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NEW</text:p>
          </table:table-cell>
          <table:table-cell office:value-type="string">
            <text:p>Neustadt/Waldnaab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NW</text:p>
          </table:table-cell>
          <table:table-cell office:value-type="string">
            <text:p>Neustadt/Weinstrasse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NZ</text:p>
          </table:table-cell>
          <table:table-cell office:value-type="string">
            <text:p>Neustrelitz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NR</text:p>
          </table:table-cell>
          <table:table-cell office:value-type="string">
            <text:p>Neuwied/Rhein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Niedersachsen Landesregierung und Landtag</text:p>
          </table:table-cell>
          <table:table-cell table:style-name="Default" office:value-type="string">
            <text:p>Regierung</text:p>
          </table:table-cell>
        </table:table-row>
        <table:table-row table:style-name="ro1">
          <table:table-cell office:value-type="string">
            <text:p>NI</text:p>
          </table:table-cell>
          <table:table-cell office:value-type="string">
            <text:p>Nienburg/Weser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NY</text:p>
          </table:table-cell>
          <table:table-cell office:value-type="string">
            <text:p>Niesky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NF</text:p>
          </table:table-cell>
          <table:table-cell office:value-type="string">
            <text:p>Nordfriesland in Husum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NDH</text:p>
          </table:table-cell>
          <table:table-cell office:value-type="string">
            <text:p>Nordhausen</text:p>
          </table:table-cell>
          <table:table-cell office:value-type="string">
            <text:p>Thüringen</text:p>
          </table:table-cell>
        </table:table-row>
        <table:table-row table:style-name="ro2">
          <table:table-cell office:value-type="string">
            <text:p>NRW</text:p>
          </table:table-cell>
          <table:table-cell office:value-type="string">
            <text:p>Nordrhein-Westfalen Landesregierung und Landtag</text:p>
          </table:table-cell>
          <table:table-cell table:style-name="Default" office:value-type="string">
            <text:p>Regierung</text:p>
          </table:table-cell>
        </table:table-row>
        <table:table-row table:style-name="ro1">
          <table:table-cell office:value-type="string">
            <text:p>NOM</text:p>
          </table:table-cell>
          <table:table-cell office:value-type="string">
            <text:p>Northeim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ürnberg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LAU</text:p>
          </table:table-cell>
          <table:table-cell office:value-type="string">
            <text:p>Nürnberger Land in Lauf/Pegnitz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OA</text:p>
          </table:table-cell>
          <table:table-cell office:value-type="string">
            <text:p>Oberallgäu in Sonthofen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GM</text:p>
          </table:table-cell>
          <table:table-cell office:value-type="string">
            <text:p>Oberbergischer Kreis in Gummersbach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OB</text:p>
          </table:table-cell>
          <table:table-cell office:value-type="string">
            <text:p>Oberhausen/Rheinland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OHV</text:p>
          </table:table-cell>
          <table:table-cell office:value-type="string">
            <text:p>Oberhavel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OSL</text:p>
          </table:table-cell>
          <table:table-cell office:value-type="string">
            <text:p>Oberspreewald-Lausitz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OVL</text:p>
          </table:table-cell>
          <table:table-cell office:value-type="string">
            <text:p>Obervogtland in Klingenthal und Ölsnitz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ERB</text:p>
          </table:table-cell>
          <table:table-cell office:value-type="string">
            <text:p>Odenwaldkreis in Erbach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LOS</text:p>
          </table:table-cell>
          <table:table-cell office:value-type="string">
            <text:p>Oder-Spree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OF</text:p>
          </table:table-cell>
          <table:table-cell office:value-type="string">
            <text:p>Offenbach/Main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OL</text:p>
          </table:table-cell>
          <table:table-cell office:value-type="string">
            <text:p>Oldenburg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OE</text:p>
          </table:table-cell>
          <table:table-cell office:value-type="string">
            <text:p>Olpe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Oranienburg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OG</text:p>
          </table:table-cell>
          <table:table-cell office:value-type="string">
            <text:p>Ortenaukreis in Offenburg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OZ</text:p>
          </table:table-cell>
          <table:table-cell office:value-type="string">
            <text:p>Oschatz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OC</text:p>
          </table:table-cell>
          <table:table-cell office:value-type="string">
            <text:p>Oschersleben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OS</text:p>
          </table:table-cell>
          <table:table-cell office:value-type="string">
            <text:p>Osnabrück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OAL</text:p>
          </table:table-cell>
          <table:table-cell office:value-type="string">
            <text:p>Ostallgäu in Marktoberdorf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OBG</text:p>
          </table:table-cell>
          <table:table-cell office:value-type="string">
            <text:p>Osterburg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OHZ</text:p>
          </table:table-cell>
          <table:table-cell office:value-type="string">
            <text:p>Osterholz-Scharmbeck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OHA</text:p>
          </table:table-cell>
          <table:table-cell office:value-type="string">
            <text:p>Osterode/Harz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OH</text:p>
          </table:table-cell>
          <table:table-cell office:value-type="string">
            <text:p>Ostholstein in Eutin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OPR</text:p>
          </table:table-cell>
          <table:table-cell office:value-type="string">
            <text:p>Ostprignitz-Ruppin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Paderbor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PCH</text:p>
          </table:table-cell>
          <table:table-cell office:value-type="string">
            <text:p>Parchim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PW</text:p>
          </table:table-cell>
          <table:table-cell office:value-type="string">
            <text:p>Pasewalk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Passau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PE</text:p>
          </table:table-cell>
          <table:table-cell office:value-type="string">
            <text:p>Peine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string">
            <text:p>Perleberg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PAF</text:p>
          </table:table-cell>
          <table:table-cell office:value-type="string">
            <text:p>Pfaffenhofen/Ilm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PI</text:p>
          </table:table-cell>
          <table:table-cell office:value-type="string">
            <text:p>Pinneberg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PS</text:p>
          </table:table-cell>
          <table:table-cell office:value-type="string">
            <text:p>Pirmasens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PIR</text:p>
          </table:table-cell>
          <table:table-cell office:value-type="string">
            <text:p>Pirna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PL</text:p>
          </table:table-cell>
          <table:table-cell office:value-type="string">
            <text:p>Plauen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PLÖ</text:p>
          </table:table-cell>
          <table:table-cell office:value-type="string">
            <text:p>Plön/Holstein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PN</text:p>
          </table:table-cell>
          <table:table-cell office:value-type="string">
            <text:p>Pössneck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Potsdam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PM</text:p>
          </table:table-cell>
          <table:table-cell office:value-type="string">
            <text:p>Potsdam-Mittelmark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PZ</text:p>
          </table:table-cell>
          <table:table-cell office:value-type="string">
            <text:p>Prenzlau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PR</text:p>
          </table:table-cell>
          <table:table-cell office:value-type="string">
            <text:p>Prignitz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PK</text:p>
          </table:table-cell>
          <table:table-cell office:value-type="string">
            <text:p>Pritzwalk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QLB</text:p>
          </table:table-cell>
          <table:table-cell office:value-type="string">
            <text:p>Quedlinburg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QFT</text:p>
          </table:table-cell>
          <table:table-cell office:value-type="string">
            <text:p>Querfurt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RA</text:p>
          </table:table-cell>
          <table:table-cell office:value-type="string">
            <text:p>Rastatt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RN</text:p>
          </table:table-cell>
          <table:table-cell office:value-type="string">
            <text:p>Rathenow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RV</text:p>
          </table:table-cell>
          <table:table-cell office:value-type="string">
            <text:p>Ravensburg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RE</text:p>
          </table:table-cell>
          <table:table-cell office:value-type="string">
            <text:p>Recklinghausen in Marl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REG</text:p>
          </table:table-cell>
          <table:table-cell office:value-type="string">
            <text:p>Regen (Bayr. Wald) (Bay)</text:p>
          </table:table-cell>
          <table:table-cell table:style-name="Default" office:value-type="string">
            <text:p>Bayern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gensbu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RC</text:p>
          </table:table-cell>
          <table:table-cell office:value-type="string">
            <text:p>Reichenbach/Vogtland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WN</text:p>
          </table:table-cell>
          <table:table-cell office:value-type="string">
            <text:p>Rems-Murr-Kreis in Waibling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RS</text:p>
          </table:table-cell>
          <table:table-cell office:value-type="string">
            <text:p>Remscheid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RD</text:p>
          </table:table-cell>
          <table:table-cell office:value-type="string">
            <text:p>Rendsburg-Eckernfoerde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RT</text:p>
          </table:table-cell>
          <table:table-cell office:value-type="string">
            <text:p>Reutlingen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SIM</text:p>
          </table:table-cell>
          <table:table-cell office:value-type="string">
            <text:p>Rhein-Hunsrück-Kreis in Simmern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EMS</text:p>
          </table:table-cell>
          <table:table-cell office:value-type="string">
            <text:p>Rhein-Lahn-Kreis in Bad Ems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HD</text:p>
          </table:table-cell>
          <table:table-cell office:value-type="string">
            <text:p>Rhein-Neckar-Kreis und Heidelberg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Rhein-Sieg-Kreis in Siegburg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RÜD</text:p>
          </table:table-cell>
          <table:table-cell office:value-type="string">
            <text:p>Rheingau-Taunus-Kreis in Rüdesheim</text:p>
          </table:table-cell>
          <table:table-cell office:value-type="string">
            <text:p>Hessen</text:p>
          </table:table-cell>
        </table:table-row>
        <table:table-row table:style-name="ro2">
          <table:table-cell office:value-type="string">
            <text:p>GL</text:p>
          </table:table-cell>
          <table:table-cell office:value-type="string">
            <text:p>Rheinisch-Bergischer Kreis in Bergisch Gladbach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RPL</text:p>
          </table:table-cell>
          <table:table-cell office:value-type="string">
            <text:p>Rheinland-Pfalz Landesregierung und Landtag</text:p>
          </table:table-cell>
          <table:table-cell table:style-name="Default" office:value-type="string">
            <text:p>Regierung</text:p>
          </table:table-cell>
        </table:table-row>
        <table:table-row table:style-name="ro2">
          <table:table-cell office:value-type="string">
            <text:p>NES</text:p>
          </table:table-cell>
          <table:table-cell office:value-type="string">
            <text:p>Rhön-Grabfeld in Bad Neustadt/Saale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RDG</text:p>
          </table:table-cell>
          <table:table-cell office:value-type="string">
            <text:p>Ribnitz-Damgarten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RIE</text:p>
          </table:table-cell>
          <table:table-cell office:value-type="string">
            <text:p>Riesa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RM</text:p>
          </table:table-cell>
          <table:table-cell office:value-type="string">
            <text:p>Röbel/Müritz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RL</text:p>
          </table:table-cell>
          <table:table-cell office:value-type="string">
            <text:p>Rochlitz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RO</text:p>
          </table:table-cell>
          <table:table-cell office:value-type="string">
            <text:p>Rosenheim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RSL</text:p>
          </table:table-cell>
          <table:table-cell office:value-type="string">
            <text:p>Rosslau/Elbe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ROS</text:p>
          </table:table-cell>
          <table:table-cell office:value-type="string">
            <text:p>Rostock/Landkreis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ROW</text:p>
          </table:table-cell>
          <table:table-cell office:value-type="string">
            <text:p>Rotenburg/Wümme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RH</text:p>
          </table:table-cell>
          <table:table-cell office:value-type="string">
            <text:p>Roth/Rednitz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PAN</text:p>
          </table:table-cell>
          <table:table-cell office:value-type="string">
            <text:p>Rottal-Inn in Pfarrkirche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RW</text:p>
          </table:table-cell>
          <table:table-cell office:value-type="string">
            <text:p>Rottweil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RU</text:p>
          </table:table-cell>
          <table:table-cell office:value-type="string">
            <text:p>Rudolstadt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RÜG</text:p>
          </table:table-cell>
          <table:table-cell office:value-type="string">
            <text:p>Rügen in Bergen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SLF</text:p>
          </table:table-cell>
          <table:table-cell office:value-type="string">
            <text:p>Saalfeld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Saalkreis in Halle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HOM</text:p>
          </table:table-cell>
          <table:table-cell office:value-type="string">
            <text:p>Saar-Pfalz-Kreis in Homburg/Saar</text:p>
          </table:table-cell>
          <table:table-cell office:value-type="string">
            <text:p>Saarland</text:p>
          </table:table-cell>
        </table:table-row>
        <table:table-row table:style-name="ro1">
          <table:table-cell office:value-type="string">
            <text:p>SB</text:p>
          </table:table-cell>
          <table:table-cell office:value-type="string">
            <text:p>Saarbrücken</text:p>
          </table:table-cell>
          <table:table-cell office:value-type="string">
            <text:p>Saarland</text:p>
          </table:table-cell>
        </table:table-row>
        <table:table-row table:style-name="ro2">
          <table:table-cell office:value-type="string">
            <text:p>SAL</text:p>
          </table:table-cell>
          <table:table-cell office:value-type="string">
            <text:p>Saarland Landesregierung und Landtag</text:p>
          </table:table-cell>
          <table:table-cell table:style-name="Default" office:value-type="string">
            <text:p>Regierung</text:p>
          </table:table-cell>
        </table:table-row>
        <table:table-row table:style-name="ro1">
          <table:table-cell office:value-type="string">
            <text:p>SLS</text:p>
          </table:table-cell>
          <table:table-cell office:value-type="string">
            <text:p>Saarlouis</text:p>
          </table:table-cell>
          <table:table-cell office:value-type="string">
            <text:p>Saarland</text:p>
          </table:table-cell>
        </table:table-row>
        <table:table-row table:style-name="ro2">
          <table:table-cell office:value-type="string">
            <text:p>LSN</text:p>
          </table:table-cell>
          <table:table-cell office:value-type="string">
            <text:p>Sachsen Landesregierung und Landtag</text:p>
          </table:table-cell>
          <table:table-cell table:style-name="Default" office:value-type="string">
            <text:p>Regierung</text:p>
          </table:table-cell>
        </table:table-row>
        <table:table-row table:style-name="ro2">
          <table:table-cell office:value-type="string">
            <text:p>LSA</text:p>
          </table:table-cell>
          <table:table-cell office:value-type="string">
            <text:p>Sachsen-Anhalt Landesregierung und Landtag</text:p>
          </table:table-cell>
          <table:table-cell table:style-name="Default" office:value-type="string">
            <text:p>Regierung</text:p>
          </table:table-cell>
        </table:table-row>
        <table:table-row table:style-name="ro1">
          <table:table-cell office:value-type="string">
            <text:p>SZ</text:p>
          </table:table-cell>
          <table:table-cell office:value-type="string">
            <text:p>Salzgitter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SAW</text:p>
          </table:table-cell>
          <table:table-cell office:value-type="string">
            <text:p>Salzwedel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SGH</text:p>
          </table:table-cell>
          <table:table-cell office:value-type="string">
            <text:p>Sangerhausen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SHG</text:p>
          </table:table-cell>
          <table:table-cell office:value-type="string">
            <text:p>Schaumburg in Stadthage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SCZ</text:p>
          </table:table-cell>
          <table:table-cell office:value-type="string">
            <text:p>Schleiz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SL</text:p>
          </table:table-cell>
          <table:table-cell office:value-type="string">
            <text:p>Schleswig-Flensburg</text:p>
          </table:table-cell>
          <table:table-cell office:value-type="string">
            <text:p>Schleswig-Holstein</text:p>
          </table:table-cell>
        </table:table-row>
        <table:table-row table:style-name="ro2">
          <table:table-cell office:value-type="string">
            <text:p>SH</text:p>
          </table:table-cell>
          <table:table-cell office:value-type="string">
            <text:p>Schleswig-Holstein Landesregierung und Landtag</text:p>
          </table:table-cell>
          <table:table-cell table:style-name="Default" office:value-type="string">
            <text:p>Regierung</text:p>
          </table:table-cell>
        </table:table-row>
        <table:table-row table:style-name="ro1">
          <table:table-cell office:value-type="string">
            <text:p>SM</text:p>
          </table:table-cell>
          <table:table-cell office:value-type="string">
            <text:p>Schmalkalden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SLN</text:p>
          </table:table-cell>
          <table:table-cell office:value-type="string">
            <text:p>Schmölln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SBK</text:p>
          </table:table-cell>
          <table:table-cell office:value-type="string">
            <text:p>Schönebeck/Elbe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SC</text:p>
          </table:table-cell>
          <table:table-cell office:value-type="string">
            <text:p>Schwabac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SHA</text:p>
          </table:table-cell>
          <table:table-cell office:value-type="string">
            <text:p>Schwäbisch Hall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Schwalm-Eder-Kreis in Homberg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SAD</text:p>
          </table:table-cell>
          <table:table-cell office:value-type="string">
            <text:p>Schwandorf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SZB</text:p>
          </table:table-cell>
          <table:table-cell office:value-type="string">
            <text:p>Schwarzenberg</text:p>
          </table:table-cell>
          <table:table-cell office:value-type="string">
            <text:p>Sachsen</text:p>
          </table:table-cell>
        </table:table-row>
        <table:table-row table:style-name="ro2">
          <table:table-cell office:value-type="string">
            <text:p>VS</text:p>
          </table:table-cell>
          <table:table-cell office:value-type="string">
            <text:p>Schwarzwald-Baar-Kreis in Villingen-Schwenning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SDT</text:p>
          </table:table-cell>
          <table:table-cell office:value-type="string">
            <text:p>Schwedt/Oder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SW</text:p>
          </table:table-cell>
          <table:table-cell office:value-type="string">
            <text:p>Schweinfurt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SN</text:p>
          </table:table-cell>
          <table:table-cell office:value-type="string">
            <text:p>Schwerin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SEB</text:p>
          </table:table-cell>
          <table:table-cell office:value-type="string">
            <text:p>Sebnitz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SEE</text:p>
          </table:table-cell>
          <table:table-cell office:value-type="string">
            <text:p>Seelow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SFB</text:p>
          </table:table-cell>
          <table:table-cell office:value-type="string">
            <text:p>Senftenberg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string">
            <text:p>Sieg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SIG</text:p>
          </table:table-cell>
          <table:table-cell office:value-type="string">
            <text:p>Sigmaring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SG</text:p>
          </table:table-cell>
          <table:table-cell office:value-type="string">
            <text:p>Soling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SFA</text:p>
          </table:table-cell>
          <table:table-cell office:value-type="string">
            <text:p>Soltau-Fallingbostel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SÖM</text:p>
          </table:table-cell>
          <table:table-cell office:value-type="string">
            <text:p>Sömmerda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SDH</text:p>
          </table:table-cell>
          <table:table-cell office:value-type="string">
            <text:p>Sondershausen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SON</text:p>
          </table:table-cell>
          <table:table-cell office:value-type="string">
            <text:p>Sonneberg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Söst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SP</text:p>
          </table:table-cell>
          <table:table-cell office:value-type="string">
            <text:p>Speyer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SPN</text:p>
          </table:table-cell>
          <table:table-cell office:value-type="string">
            <text:p>Spree-Neisse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SPB</text:p>
          </table:table-cell>
          <table:table-cell office:value-type="string">
            <text:p>Spremberg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IGB</text:p>
          </table:table-cell>
          <table:table-cell office:value-type="string">
            <text:p>St. Ingbert</text:p>
          </table:table-cell>
          <table:table-cell office:value-type="string">
            <text:p>Saarland</text:p>
          </table:table-cell>
        </table:table-row>
        <table:table-row table:style-name="ro1">
          <table:table-cell office:value-type="string">
            <text:p>WND</text:p>
          </table:table-cell>
          <table:table-cell office:value-type="string">
            <text:p>St. Wendel</text:p>
          </table:table-cell>
          <table:table-cell office:value-type="string">
            <text:p>Saarland</text:p>
          </table:table-cell>
        </table:table-row>
        <table:table-row table:style-name="ro1">
          <table:table-cell office:value-type="string">
            <text:p>STD</text:p>
          </table:table-cell>
          <table:table-cell office:value-type="string">
            <text:p>Stade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SRO</text:p>
          </table:table-cell>
          <table:table-cell office:value-type="string">
            <text:p>Stadtroda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STA</text:p>
          </table:table-cell>
          <table:table-cell office:value-type="string">
            <text:p>Starnbe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SFT</text:p>
          </table:table-cell>
          <table:table-cell office:value-type="string">
            <text:p>Stassfurt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string">
            <text:p>Steinfurt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SDL</text:p>
          </table:table-cell>
          <table:table-cell office:value-type="string">
            <text:p>Stendal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STB</text:p>
          </table:table-cell>
          <table:table-cell office:value-type="string">
            <text:p>Sternberg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STL</text:p>
          </table:table-cell>
          <table:table-cell office:value-type="string">
            <text:p>Stollberg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OD</text:p>
          </table:table-cell>
          <table:table-cell office:value-type="string">
            <text:p>Stormarn in Bad Oldesloe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SBG</text:p>
          </table:table-cell>
          <table:table-cell office:value-type="string">
            <text:p>Strasburg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SR</text:p>
          </table:table-cell>
          <table:table-cell office:value-type="string">
            <text:p>Straubing-Boge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SRB</text:p>
          </table:table-cell>
          <table:table-cell office:value-type="string">
            <text:p>Strausberg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string">
            <text:p>Stuttgart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SÜW</text:p>
          </table:table-cell>
          <table:table-cell office:value-type="string">
            <text:p>Südl. Weinstrasse in Landau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SHL</text:p>
          </table:table-cell>
          <table:table-cell office:value-type="string">
            <text:p>Suhl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TF</text:p>
          </table:table-cell>
          <table:table-cell office:value-type="string">
            <text:p>Teltow-Fläming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TP</text:p>
          </table:table-cell>
          <table:table-cell office:value-type="string">
            <text:p>Templin/Uckermark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TET</text:p>
          </table:table-cell>
          <table:table-cell office:value-type="string">
            <text:p>Teterow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THL</text:p>
          </table:table-cell>
          <table:table-cell office:value-type="string">
            <text:p>Thüringen Landesregierung und Landtag</text:p>
          </table:table-cell>
          <table:table-cell table:style-name="Default" office:value-type="string">
            <text:p>Regierung</text:p>
          </table:table-cell>
        </table:table-row>
        <table:table-row table:style-name="ro1">
          <table:table-cell office:value-type="string">
            <text:p>TIR</text:p>
          </table:table-cell>
          <table:table-cell office:value-type="string">
            <text:p>Tirschenreut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Torgau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TS</text:p>
          </table:table-cell>
          <table:table-cell office:value-type="string">
            <text:p>Traunstei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TR</text:p>
          </table:table-cell>
          <table:table-cell office:value-type="string">
            <text:p>Trier-Saarburg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TÜ</text:p>
          </table:table-cell>
          <table:table-cell office:value-type="string">
            <text:p>Tübing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TUT</text:p>
          </table:table-cell>
          <table:table-cell office:value-type="string">
            <text:p>Tuttling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UM</text:p>
          </table:table-cell>
          <table:table-cell office:value-type="string">
            <text:p>Uckermark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UEM</text:p>
          </table:table-cell>
          <table:table-cell office:value-type="string">
            <text:p>Ückermünde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UE</text:p>
          </table:table-cell>
          <table:table-cell office:value-type="string">
            <text:p>Ülze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UN</text:p>
          </table:table-cell>
          <table:table-cell office:value-type="string">
            <text:p>Unna/Westfal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Unterallgäu in Mindelheim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VEC</text:p>
          </table:table-cell>
          <table:table-cell office:value-type="string">
            <text:p>Vechta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VER</text:p>
          </table:table-cell>
          <table:table-cell office:value-type="string">
            <text:p>Verden/Aller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VIE</text:p>
          </table:table-cell>
          <table:table-cell office:value-type="string">
            <text:p>Viers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VB</text:p>
          </table:table-cell>
          <table:table-cell office:value-type="string">
            <text:p>Vogelsbergkreis in Lauterbach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VK</text:p>
          </table:table-cell>
          <table:table-cell office:value-type="string">
            <text:p>Völklingen</text:p>
          </table:table-cell>
          <table:table-cell office:value-type="string">
            <text:p>Saarland</text:p>
          </table:table-cell>
        </table:table-row>
        <table:table-row table:style-name="ro2">
          <table:table-cell office:value-type="string">
            <text:p>KB</text:p>
          </table:table-cell>
          <table:table-cell office:value-type="string">
            <text:p>Waldeck-Frankenberg in Korbach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WT</text:p>
          </table:table-cell>
          <table:table-cell office:value-type="string">
            <text:p>Waldshut-Tieng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WZL</text:p>
          </table:table-cell>
          <table:table-cell office:value-type="string">
            <text:p>Wanzleben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WRN</text:p>
          </table:table-cell>
          <table:table-cell office:value-type="string">
            <text:p>Waren/Müritz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WAF</text:p>
          </table:table-cell>
          <table:table-cell office:value-type="string">
            <text:p>Warendorf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WEN</text:p>
          </table:table-cell>
          <table:table-cell office:value-type="string">
            <text:p>Weiden/Oberpfalz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WM</text:p>
          </table:table-cell>
          <table:table-cell office:value-type="string">
            <text:p>Weilheim-Schongau/Oberbayer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WE</text:p>
          </table:table-cell>
          <table:table-cell office:value-type="string">
            <text:p>Weimar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WUG</text:p>
          </table:table-cell>
          <table:table-cell office:value-type="string">
            <text:p>Weissenburg-Gunzenhause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WSF</text:p>
          </table:table-cell>
          <table:table-cell office:value-type="string">
            <text:p>Weissenfels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WSW</text:p>
          </table:table-cell>
          <table:table-cell office:value-type="string">
            <text:p>Weisswasser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WDA</text:p>
          </table:table-cell>
          <table:table-cell office:value-type="string">
            <text:p>Werdau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WR</text:p>
          </table:table-cell>
          <table:table-cell office:value-type="string">
            <text:p>Wernigerode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ESW</text:p>
          </table:table-cell>
          <table:table-cell office:value-type="string">
            <text:p>Werra-Meissner-Kreis in Eschwege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WES</text:p>
          </table:table-cell>
          <table:table-cell office:value-type="string">
            <text:p>Wesel in Mörs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BRA</text:p>
          </table:table-cell>
          <table:table-cell office:value-type="string">
            <text:p>Wesermarsch in Brake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WW</text:p>
          </table:table-cell>
          <table:table-cell office:value-type="string">
            <text:p>Westerwald in Montabaur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FB</text:p>
          </table:table-cell>
          <table:table-cell office:value-type="string">
            <text:p>Wetteraukreis in Friedberg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WI</text:p>
          </table:table-cell>
          <table:table-cell office:value-type="string">
            <text:p>Wiesbaden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WHV</text:p>
          </table:table-cell>
          <table:table-cell office:value-type="string">
            <text:p>Wilhelmshave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WIS</text:p>
          </table:table-cell>
          <table:table-cell office:value-type="string">
            <text:p>Wismar/Landkreis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Wittenberg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WTM</text:p>
          </table:table-cell>
          <table:table-cell office:value-type="string">
            <text:p>Wittmund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WK</text:p>
          </table:table-cell>
          <table:table-cell office:value-type="string">
            <text:p>Wittstock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WF</text:p>
          </table:table-cell>
          <table:table-cell office:value-type="string">
            <text:p>Wolfenbüttel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WOB</text:p>
          </table:table-cell>
          <table:table-cell office:value-type="string">
            <text:p>Wolfsburg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WLG</text:p>
          </table:table-cell>
          <table:table-cell office:value-type="string">
            <text:p>Wolgast/Usedom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WMS</text:p>
          </table:table-cell>
          <table:table-cell office:value-type="string">
            <text:p>Wolmirstedt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WBS</text:p>
          </table:table-cell>
          <table:table-cell office:value-type="string">
            <text:p>Worbis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WO</text:p>
          </table:table-cell>
          <table:table-cell office:value-type="string">
            <text:p>Worms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WUN</text:p>
          </table:table-cell>
          <table:table-cell office:value-type="string">
            <text:p>Wunsiedel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string">
            <text:p>Wuppertal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WÜ</text:p>
          </table:table-cell>
          <table:table-cell office:value-type="string">
            <text:p>Würzbu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WUR</text:p>
          </table:table-cell>
          <table:table-cell office:value-type="string">
            <text:p>Wurzen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ZZ</text:p>
          </table:table-cell>
          <table:table-cell office:value-type="string">
            <text:p>Zeitz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ZE</text:p>
          </table:table-cell>
          <table:table-cell office:value-type="string">
            <text:p>Zerbst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ZR</text:p>
          </table:table-cell>
          <table:table-cell office:value-type="string">
            <text:p>Zeulenroda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ZI</text:p>
          </table:table-cell>
          <table:table-cell office:value-type="string">
            <text:p>Zittau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BL</text:p>
          </table:table-cell>
          <table:table-cell office:value-type="string">
            <text:p>Zollernalbkreis in Baling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ZS</text:p>
          </table:table-cell>
          <table:table-cell office:value-type="string">
            <text:p>Zossen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ZP</text:p>
          </table:table-cell>
          <table:table-cell office:value-type="string">
            <text:p>Zschopau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ZW</text:p>
          </table:table-cell>
          <table:table-cell office:value-type="string">
            <text:p>Zweibrücken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Zwickau</text:p>
          </table:table-cell>
          <table:table-cell office:value-type="string">
            <text:p>Sachsen</text:p>
          </table:table-cell>
        </table:table-row>
        <table:table-row table:style-name="ro1"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B1:Tabelle1.D5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13.02.2015</text:date>, <text:time>14:51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der-Schule Herder-Schule</meta:initial-creator>
    <meta:creation-date>2015-01-09T13:53:44.84</meta:creation-date>
    <dc:date>2015-02-13T14:51:01.20</dc:date>
    <dc:creator>Herder-Schule Herder-Schule</dc:creator>
    <meta:editing-duration>PT13M40S</meta:editing-duration>
    <meta:editing-cycles>4</meta:editing-cycles>
    <meta:generator>OpenOffice.org/3.4.1$Win32 OpenOffice.org_project/341m1$Build-9593</meta:generator>
    <meta:document-statistic meta:table-count="3" meta:cell-count="1563" meta:object-count="0"/>
  </office:meta>
</office:document-meta>
</file>